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0ee9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irements Elicitation and Management</text:p>
      <text:list xml:id="list988593313" text:style-name="L1">
        <text:list-item>
          <text:p text:style-name="P1">What main requirement activities are there</text:p>
          <text:list>
            <text:list-item>
              <text:p text:style-name="P1">Elicitation and analysis of needs, specification of requirements, validation of requirements</text:p>
            </text:list-item>
          </text:list>
        </text:list-item>
        <text:list-item>
          <text:p text:style-name="P1">How can requirement activities be organized</text:p>
          <text:list>
            <text:list-item>
              <text:p text:style-name="P1">Spiral model is one way, and it uses activities to requirement validation, risk analysis, models and prot<text:span text:style-name="T1">otype</text:span></text:p>
            </text:list-item>
          </text:list>
        </text:list-item>
        <text:list-item>
          <text:p text:style-name="P1">What are the steps in requirements elicitation</text:p>
          <text:list>
            <text:list-item>
              <text:p text:style-name="P1">A) Discovery &amp; Classification B) Categorization C) Prioritization &amp; Negotiation D) Documentation</text:p>
            </text:list-item>
          </text:list>
        </text:list-item>
        <text:list-item>
          <text:p text:style-name="P1">Why is it difficult to elicit requirements?</text:p>
          <text:list>
            <text:list-item>
              <text:p text:style-name="P1">Many stakeholders with conflicting needs, stakeholders talk their own language, tacit knowledge and unconscious actions are not communicated, stakeholder and requirements engineer talk two different language</text:p>
            </text:list-item>
          </text:list>
        </text:list-item>
        <text:list-item>
          <text:p text:style-name="P1">What techniques can be used to elicit requirements</text:p>
          <text:list>
            <text:list-item>
              <text:p text:style-name="P1">Interview (Open or closed)</text:p>
            </text:list-item>
            <text:list-item>
              <text:p text:style-name="P1">Etnography (Observe how work is performed)</text:p>
            </text:list-item>
            <text:list-item>
              <text:p text:style-name="P1">Prototypes (L1 – slide 31)</text:p>
            </text:list-item>
          </text:list>
        </text:list-item>
        <text:list-item>
          <text:p text:style-name="P1">What is a recognized way to communicate requirements</text:p>
          <text:list>
            <text:list-item>
              <text:p text:style-name="P1">Stories / scenarios</text:p>
            </text:list-item>
          </text:list>
        </text:list-item>
        <text:list-item>
          <text:p text:style-name="P1">How are requirements documented in Waterfall and in Scrum</text:p>
          <text:list>
            <text:list-item>
              <text:p text:style-name="P1">Waterfall: Approved requirements document with strict change management</text:p>
            </text:list-item>
            <text:list-item>
              <text:p text:style-name="P1">Scrum: Product vision and product backlog, reviewed and updated every sprint</text:p>
            </text:list-item>
          </text:list>
        </text:list-item>
        <text:list-item>
          <text:p text:style-name="P1">How are requirements negotiated with stakeholders in waterfall and Scrum</text:p>
          <text:list>
            <text:list-item>
              <text:p text:style-name="P1">Waterfall: Up front in the requirements phase – state it now or it will be difficult later to get it</text:p>
            </text:list-item>
            <text:list-item>
              <text:p text:style-name="P1">Scrum: Ongoing refinement of product backlog with stakeholders, say what is most important now, we will contin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9:52:38.894640342</meta:creation-date>
    <dc:date>2019-01-05T19:58:09.189579974</dc:date>
    <meta:editing-duration>PT5M29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1" meta:paragraph-count="21" meta:word-count="223" meta:character-count="1441" meta:non-whitespace-character-count="1257"/>
  </office:meta>
</office:document-meta>
</file>